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size="13pt" style:font-size-asian="13pt" style:font-size-complex="13pt"/>
    </style:style>
    <style:style style:name="P6" style:family="paragraph" style:parent-style-name="Standard">
      <style:paragraph-properties fo:margin-left="7.251cm" fo:margin-right="0cm" fo:text-align="end" style:justify-single-word="false" fo:text-indent="0cm" style:auto-text-indent="false"/>
      <style:text-properties style:font-size-complex="14pt"/>
    </style:style>
    <style:style style:name="P7" style:family="paragraph" style:parent-style-name="Standard">
      <style:paragraph-properties fo:margin-left="7.752cm" fo:margin-right="0cm" fo:text-indent="-0.25cm" style:auto-text-indent="false"/>
      <style:text-properties fo:font-size="14pt" style:font-size-asian="14pt" style:font-size-complex="14pt"/>
    </style:style>
    <style:style style:name="P8" style:family="paragraph" style:parent-style-name="Standard">
      <style:paragraph-properties fo:margin-left="7.752cm" fo:margin-right="0cm" fo:text-align="end" style:justify-single-word="false" fo:text-indent="-0.25cm" style:auto-text-indent="false"/>
      <style:text-properties fo:font-size="14pt" style:font-size-asian="14pt" style:font-size-complex="14pt"/>
    </style:style>
    <style:style style:name="P9" style:family="paragraph" style:parent-style-name="Standard">
      <style:paragraph-properties fo:margin-left="0cm" fo:margin-right="0cm" fo:text-align="justify" style:justify-single-word="false" fo:text-indent="0.953cm" style:auto-text-indent="false"/>
    </style:style>
    <style:style style:name="P10" style:family="paragraph" style:parent-style-name="Standard">
      <style:paragraph-properties fo:margin-left="0cm" fo:margin-right="0cm" fo:text-indent="0.953cm" style:auto-text-indent="false"/>
      <style:text-properties fo:font-size="13pt" style:font-size-asian="13pt" style:font-size-complex="13pt"/>
    </style:style>
    <style:style style:name="P11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fo:font-size="13pt" style:font-size-asian="13pt" style:font-size-complex="13pt"/>
    </style:style>
    <style:style style:name="P12" style:family="paragraph" style:parent-style-name="Heading_20_2" style:master-page-name="Standard">
      <style:paragraph-properties fo:margin-left="7.251cm" fo:margin-right="0cm" fo:text-indent="0cm" style:auto-text-indent="false" style:page-number="auto"/>
      <style:text-properties style:font-size-complex="14pt" style:font-weight-complex="bold"/>
    </style:style>
    <style:style style:name="T1" style:family="text">
      <style:text-properties fo:color="#ff0000" fo:font-size="24pt" style:font-size-asian="24pt"/>
    </style:style>
    <style:style style:name="T2" style:family="text">
      <style:text-properties fo:color="#ff0000" fo:font-size="24pt" fo:language="ru" fo:country="RU" style:font-size-asian="24pt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3pt" fo:font-weight="bold" style:font-size-asian="13pt" style:font-weight-asian="bold" style:font-size-complex="13pt"/>
    </style:style>
    <style:style style:name="T7" style:family="text">
      <style:text-properties fo:font-size="13pt" fo:language="en" fo:country="US" style:font-size-asian="13pt" style:font-size-complex="13pt"/>
    </style:style>
    <style:style style:name="T8" style:family="text"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>_____________________________</text:h>
      <text:p text:style-name="P6"><text:tab/><text:tab/>Название организации</text:p>
      <text:p text:style-name="P8">__________ ___________________</text:p>
      <text:p text:style-name="P2"><text:s text:c="99"/>ФИО</text:p>
      <text:p text:style-name="P7"/>
      <text:p text:style-name="P4"><text:span text:style-name="T3">Уважаемый </text:span><text:span text:style-name="T4">...</text:span><text:span text:style-name="T3">!</text:span></text:p>
      <text:p text:style-name="P3"/>
      <text:p text:style-name="P9"><text:span text:style-name="T5">Диссертационный совет ____________просит Вас дать официальный отзыв на диссертацию ___ФИО_в_родительном_падеже___</text:span><text:span text:style-name="T6"> </text:span><text:span text:style-name="T8">«___Тема_диссертации___»</text:span><text:span text:style-name="T5">, представленную к защите на соискание ученой степени доктора/кандидата _______ наук по специальности(ям) ________ и выступить в качестве официального оппонента.</text:span></text:p>
      <text:p text:style-name="P9"><text:span text:style-name="T5">Обращение обусловлено требованием п. 4.2 раздела </text:span><text:span text:style-name="T7">IV</text:span><text:span text:style-name="T5"> Положения о присуждении ученых степеней в федеральном государственном автономном образовательном учреждении высшего образования «Российский университет дружбы народов имени Патриса Лумумбы», утвержденного ученым советом РУДН 22.01.2024 г., протокол № УС-1, предусматривающего получение письменного отзыва официального оппонента.</text:span></text:p>
      <text:p text:style-name="P11">Просьба предоставить официальный отзыв в одном экземпляре с заверенной подписью и скрепленный гербовой печатью организации с датой на документе не позднее, чем за 15 календарных дней до защиты диссертации.</text:p>
      <text:p text:style-name="P11">Защита диссертации состоится _______ .</text:p>
      <text:p text:style-name="P9"><text:span text:style-name="T5">Обращаем Ваше внимание, что в заключение отзыва необходимо дать оценку соответствия/несоответствия диссертации критериям раздела </text:span><text:span text:style-name="T7">II</text:span><text:span text:style-name="T5"> Положения о присуждении ученых степеней в федеральном государственном автономном образовательном учреждении высшего образования «Российский университет дружбы народов имени Патриса Лумумбы», утвержденного ученым советом РУДН 22.01.2024 г., протокол № УС-1.</text:span></text:p>
      <text:p text:style-name="P11">В конце отзыва необходимо указать шифр научной специальности, ученую степень, звание, должность, место работы, адрес организации (или домашний адрес) адрес электронной почты.</text:p>
      <text:p text:style-name="P10"/>
      <text:p text:style-name="P10">С уважением,</text:p>
      <text:p text:style-name="P5">Председатель</text:p>
      <text:p text:style-name="P5">диссертационного совета <text:s text:c="2"/>__________ <text:s text:c="56"/>ФИО 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end" style:justify-single-word="false" fo:keep-with-next="always"/>
      <style:text-properties fo:font-size="14pt" fo:language="none" fo:country="none" style:font-size-asian="14pt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none" fo:country="none"/>
    </style:style>
    <style:style style:name="Основной_20_шрифт_20_абзаца" style:display-name="Основной шрифт абзаца" style:family="text"/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Заголовок_20_2_20_Знак" style:display-name="Заголовок 2 Знак" style:family="text">
      <style:text-properties style:font-name="Times New Roman" fo:font-family="'Times New Roman'" style:font-family-generic="roman" style:font-pitch="variable" fo:font-size="14pt" fo:language="none" fo:country="none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fo:color="#ff0000" fo:font-size="24pt" style:font-size-asian="24pt"/>
    </style:style>
    <style:style style:name="MT2" style:family="text">
      <style:text-properties fo:color="#ff0000" fo:font-size="24pt" fo:language="ru" fo:country="RU" style:font-size-asian="24pt"/>
    </style:style>
    <style:page-layout style:name="Mpm1">
      <style:page-layout-properties fo:page-width="21.001cm" fo:page-height="29.7cm" style:num-format="1" style:print-orientation="portrait" fo:margin-top="1.249cm" fo:margin-bottom="2cm" fo:margin-left="3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5.754cm" fo:margin-left="0cm" fo:margin-right="0cm" fo:margin-bottom="5.65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На бланке </text:span><text:span text:style-name="MT2">РУДН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l.drobysheva</meta:initial-creator>
    <meta:creation-date>2019-02-15T13:21:00</meta:creation-date>
    <dc:date>2025-10-18T15:18:28.912075671</dc:date>
    <meta:editing-cycles>15</meta:editing-cycles>
    <meta:editing-duration>PT39M39S</meta:editing-duration>
    <meta:generator>LibreOffice/6.0.7.3$Linux_X86_64 LibreOffice_project/dc89aa7a9eabfd848af146d5086077aeed2ae4a5</meta:generator>
    <meta:document-statistic meta:table-count="0" meta:image-count="0" meta:object-count="0" meta:page-count="1" meta:paragraph-count="15" meta:word-count="190" meta:character-count="1820" meta:non-whitespace-character-count="1481"/>
  </office:meta>
</office:document-meta>
</file>